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language="pt" fo:country="BR" style:font-name-complex="Courier New1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Courier New" fo:language="pt" fo:country="BR" style:font-name-complex="Courier New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Courier New" style:font-name-complex="Courier New1"/>
    </style:style>
    <style:style style:name="P5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style:font-name="Courier New" fo:language="pt" fo:country="BR" style:font-name-complex="Courier New1"/>
    </style:style>
    <style:style style:name="P6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style:font-name="Courier New" style:font-name-complex="Courier New1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</style:style>
    <style:style style:name="T1" style:family="text">
      <style:text-properties style:font-name="Courier New" fo:language="pt" fo:country="BR" style:font-name-complex="Courier New1"/>
    </style:style>
    <style:style style:name="T2" style:family="text">
      <style:text-properties style:font-name="Courier New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Escrita Boçal</text:span></text:p>
      <text:p text:style-name="P3"/>
      <text:p text:style-name="P2"><text:span text:style-name="T1">Leia esta banana e tente compreender,</text:span></text:p>
      <text:p text:style-name="P2"><text:span text:style-name="T1">Que a bela poesia, <text:line-break/>é facilmente compreendida,</text:span></text:p>
      <text:p text:style-name="P2"><text:span text:style-name="T1">Deste modo, <text:line-break/>automaticamente </text:span></text:p>
      <text:p text:style-name="P2"><text:span text:style-name="T1">A goiaba vem à mente,</text:span></text:p>
      <text:p text:style-name="P2"><text:span text:style-name="T1">Bem diferente,</text:span></text:p>
      <text:p text:style-name="P2"><text:span text:style-name="T1">De quando usa-se o formato boçal,</text:span></text:p>
      <text:p text:style-name="P8"><text:span text:style-name="T1">Interpretado pela anatomia esguia,<text:line-break/>da escrita formal.<text:line-break/></text:span></text:p>
      <text:p text:style-name="Standard"><text:span text:style-name="T1">Geladeira Sinistra (rap)</text:span></text:p>
      <text:p text:style-name="P2"><text:span text:style-name="T1">Geladeira sinistra na madrugada, <text:line-break/>lasanha com cuca e coalhada estragada. </text:span></text:p>
      <text:p text:style-name="P2"><text:span text:style-name="T1">Se tiver pavê, <text:line-break/>você tenta comer, <text:line-break/>de qualquer forma vai se arrepender. </text:span></text:p>
      <text:p text:style-name="P2"><text:span text:style-name="T1">No escuro na mesa numa quietude, <text:line-break/>matar a larica comendo chucrute,</text:span></text:p>
      <text:p text:style-name="P2"><text:span text:style-name="T1">Nabo empanado, <text:line-break/>croquete e sopa, <text:line-break/>estão estragados, <text:line-break/>mas dão água na boca,</text:span></text:p>
      <text:p text:style-name="P2"><text:span text:style-name="T1">E foi nesta noite que o bife e a coxa, <text:line-break/>foram encontrados dentro da minha roupa<text:line-break/></text:span></text:p>
      <text:p text:style-name="P2"><text:span text:style-name="T1">Eu tento parar e lagartear, <text:line-break/>mais a diarréia já, já, vai chegar</text:span></text:p>
      <text:p text:style-name="P2"><text:span text:style-name="T1">Melhor apurar, no trono sentar, <text:line-break/>ou com certeza, <text:line-break/>eu vou me borrar</text:span></text:p>
      <text:p text:style-name="P3"/>
      <text:p text:style-name="P2"><text:span text:style-name="T1">O desespero daquela colher, <text:line-break/>que entra na sopa que eu vou jantar, <text:line-break/>tinha o cabo no lugar, <text:line-break/>esquenta, derrete, <text:line-break/>e começa a entortar,</text:span></text:p>
      <text:p text:style-name="P2"><text:span text:style-name="T1">É até degustável aquela baunilha, <text:line-break/>mas no final me deu alergia,</text:span></text:p>
      <text:p text:style-name="P2"><text:span text:style-name="T1">E pras alergia tem uns chá bão, <text:line-break/>que nos amortece, <text:line-break/>e nos deixa doidão,</text:span></text:p>
      <text:p text:style-name="P2"><text:span text:style-name="T1">Comi uns bolinhos, <text:line-break/>e fiquei no chão, <text:line-break/>deu um suadouro, <text:line-break/>baixou a pressão,<text:line-break/></text:span></text:p>
      <text:p text:style-name="P2"><text:soft-page-break/><text:span text:style-name="T1">Comi um sorvete pra ver se passa, <text:line-break/>ou uma paçoca, não parece estregada,</text:span></text:p>
      <text:p text:style-name="P2"><text:span text:style-name="T1">Ta tudo entalado no meu botão, <text:line-break/>e nem quero ver, <text:line-break/>explodir o canhão</text:span></text:p>
      <text:p text:style-name="P2"><text:span text:style-name="T1">Que porra é essa, você ta loução?! <text:line-break/>Aquela privada parece um vulcão!</text:span></text:p>
      <text:p text:style-name="P2"><text:span text:style-name="T1">Mas felizmente, <text:line-break/>não tamo doente, <text:line-break/>e ainda tem cuca, <text:line-break/>e rabanete,</text:span></text:p>
      <text:p text:style-name="P2"><text:span text:style-name="T1">um bacon suspeito na escuridão, <text:line-break/>é na verdade um baita ratão,</text:span></text:p>
      <text:p text:style-name="P2"><text:span text:style-name="T1">Lombriga em ação, <text:line-break/>mais um laricão, <text:line-break/>que a geladeira forneceu então</text:span></text:p>
      <text:p text:style-name="P3"/>
      <text:p text:style-name="P2"><text:span text:style-name="T1">Geladeira sinistra na madrugada, <text:line-break/>lasanha com cuca, <text:line-break/>e coalhada estragada. </text:span></text:p>
      <text:p text:style-name="P2"><text:span text:style-name="T1">Se tiver pavê, <text:line-break/>você tenta comer, <text:line-break/>de qualquer forma vai se arrepender</text:span></text:p>
      <text:p text:style-name="P5"/>
      <text:p text:style-name="P1"/>
      <text:p text:style-name="P2"><text:span text:style-name="T1">Aliens fazendo “weeeeeeriiiiiiii!!!” Ao parar de falar(ao invéz de simplesmente fecharem a boca)</text:span></text:p>
      <text:p text:style-name="P2"><text:span text:style-name="T1">Plot:</text:span></text:p>
      <text:p text:style-name="P2"><text:span text:style-name="T1">O terráqueo fala para por o alien vestir uma roupa preta, e após fazê-lo, Mr. Alien sai pela rua, com sua onamatopéia insesante. Resultado: um medroso atordoado lhe dá uma foiçada nas pernas, e uma bicuda no queixo, finalizando com um chute no coco. Conclusão: Mr Alien, fica com cara de buldogue, sem pescoço e cotoco das pernas. Nada de muito grave, pois não entende o que aconteceu, já que não possui os mesmos sentidos culturais nem sente dor, podendo também se regenerar assim que sentir necessidade para tal.</text:span></text:p>
      <text:p text:style-name="P5"/>
      <text:p text:style-name="P3"/>
      <text:p text:style-name="P3"/>
      <text:p text:style-name="P3"/>
      <text:p text:style-name="P2"><text:span text:style-name="T1">Um mundo no qual, os fatos simples e naturais, como elefantes serem racionais e superiores a nós, sem permitir que notemos, fosse vista de forma mística, e o fato de nos atacarem uma retaliação da natureza, deliberado pelos mesmos.</text:span></text:p>
      <text:p text:style-name="P5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"><text:span text:style-name="T2">Im runing around a city,</text:span></text:p>
      <text:p text:style-name="P2"><text:span text:style-name="T2">And a plane around me,</text:span></text:p>
      <text:p text:style-name="P2"><text:span text:style-name="T2">You really,<text:line-break/>shy plane,</text:span></text:p>
      <text:p text:style-name="P2"><text:span text:style-name="T2">Why do not you<text:line-break/>came straight after me?!</text:span></text:p>
      <text:p text:style-name="P6"/>
      <text:p text:style-name="P4"/>
      <text:p text:style-name="P4"/>
      <text:p text:style-name="P4"/>
      <text:p text:style-name="P2"><text:span text:style-name="T1">Certo dia, um Ciclope e um Unicórnio, ligaram um cogumelo num copo, para fazer cabras explodirem. <text:line-break/>Numa reviravolta o X-picanha mordeu o maldito suíno, que ao rebentar das ondas se deu por vendido. <text:line-break/>O Polvo se autodestruiu, e num piscar de olhos, um portal se abriu, para que ervas falantes dele pulassem com sua metralhadora de Mister MM's.</text:span></text:p>
      <text:p text:style-name="P2"><text:span text:style-name="T1">Os MM's entraram todos em sua narina esquerda, parte robótica e genérica, de um frenesi de viadismo. <text:line-break/>E neste dia fatídico, as cabras explodiram, revelando o único ponto fresco, do Unicórnio de Torresmo.</text:span></text:p>
      <text:p text:style-name="P2"><text:span text:style-name="T1">Ao perceber seu ponto fraco revelado, o Unicórnio de Torresmo foi assassinado. <text:line-break/>MM's por todos os lados, completamente cercados, os Deuses do Foda-se estavam alucinados. <text:line-break/>Por permitir tal ato, o Efeito Bíceps foi estuprado. <text:line-break/>E na lentidão do acaso, a Tartaruga de Jerk caminhou para o lado errado.</text:span></text:p>
      <text:p text:style-name="P2"><text:span text:style-name="T1">No fim do corredor quilométrico, a tartaruga teve um ataque epilético, e com duzentos gramas de Torresmo, ela fez seu remédio. Mas pouco importa do que era a torta, já que sem nata, o leite transborda. <text:line-break/>Se tu queres voar Senhor Porco, tempere-se com calda de Elefante, entre no joio do trigo, e limpe a sujeira do seu umbigo, meu caríssimo amigo. <text:line-break/>De repente em meio a falação, surge um furacão de salame, e como um Vespeiro infame, o caldeirão Deja-cú se perde num instante. <text:line-break/>Picado por todos os lados, mordido e perdido, o Maldito Suíno limpou seu amigo, porém com o X-Picanha vendido, o Torresmo já não possuía mais meio quilo.<text:line-break/>O universo então é corrompido, Jerk foge aos prantos até Ciclope, procurando o elo do viadismo.<text:line-break/>Sem nada a temer, os mamilos da Tartaruga começam a tremer, provocando distorções diagonais, nas quais as farinhas e os chacais começam a se embebedar. <text:line-break/>Sem rumo as Ervas falantes rezaram aos Deuses, e o Foda-se deles, faz com que numa reviravolta surpreendente, e sem nenhum dente, o Alho Poró e a corrente, iniciem um ritual ascendente, para uma continuação reluzente, em um capítulo novo, de uma história non-sense.</text:span></text:p>
      <text:p text:style-name="P5"><text:soft-page-break/></text:p>
      <text:p text:style-name="P3"/>
      <text:p text:style-name="P3"/>
      <text:p text:style-name="P3"/>
      <text:p text:style-name="P2"><text:span text:style-name="T1">O seu telhado está cheio de ratos,</text:span></text:p>
      <text:p text:style-name="P2"><text:span text:style-name="T1">E as roteiras, <text:line-break/>não deteram os ratos,</text:span></text:p>
      <text:p text:style-name="P2"><text:span text:style-name="T1">O ninho dos ratos...</text:span></text:p>
      <text:p text:style-name="P3"/>
      <text:p text:style-name="P2"><text:span text:style-name="T1">Eu vejo no escuro, <text:line-break/>um baita dum rato, <text:line-break/>vejo um mundo de calamidades...</text:span></text:p>
      <text:p text:style-name="P2"><text:span text:style-name="T1">O mundo dos ratos...</text:span></text:p>
      <text:p text:style-name="P2"><text:span text:style-name="T1">O tempo do ratu,</text:span></text:p>
      <text:p text:style-name="P2"><text:span text:style-name="T1">O tempo da rata,<text:line-break/>Um rato na lata!!!...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20</meta:editing-cycles>
    <meta:creation-date>2016-01-15T06:06:00</meta:creation-date>
    <dc:date>2016-01-20T02:10:00</dc:date>
    <meta:editing-duration>PT1H6M</meta:editing-duration>
    <meta:generator>LibreOffice/5.3.1.2$Linux_X86_64 LibreOffice_project/30m0$Build-2</meta:generator>
    <meta:document-statistic meta:table-count="0" meta:image-count="0" meta:object-count="0" meta:page-count="4" meta:paragraph-count="47" meta:word-count="827" meta:character-count="4825" meta:non-whitespace-character-count="398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